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AutoOpen.xml"/>
  <manifest:file-entry manifest:media-type="text/xml" manifest:full-path="Basic/Standard/ThisDocument.xml"/>
  <manifest:file-entry manifest:media-type="text/xml" manifest:full-path="Basic/Standard/ChangeMargins.xml"/>
  <manifest:file-entry manifest:media-type="text/xml" manifest:full-path="Basic/Standard/TitlePage.xml"/>
  <manifest:file-entry manifest:media-type="text/xml" manifest:full-path="Basic/Standard/RunHeads.xml"/>
  <manifest:file-entry manifest:media-type="text/xml" manifest:full-path="Basic/Standard/Equation.xml"/>
  <manifest:file-entry manifest:media-type="text/xml" manifest:full-path="Basic/Standard/AutoNew.xml"/>
  <manifest:file-entry manifest:media-type="text/xml" manifest:full-path="Basic/Standard/ListsAndCaptions.xml"/>
  <manifest:file-entry manifest:media-type="text/xml" manifest:full-path="Basic/Standard/TextTools.xml"/>
  <manifest:file-entry manifest:media-type="text/xml" manifest:full-path="Basic/Standard/TableLegend.xml"/>
  <manifest:file-entry manifest:media-type="text/xml" manifest:full-path="Basic/Standard/Abstract.xml"/>
  <manifest:file-entry manifest:media-type="text/xml" manifest:full-path="Basic/Standard/FigureLegend.xml"/>
  <manifest:file-entry manifest:media-type="text/xml" manifest:full-path="Basic/Standard/ActivateFormats.xml"/>
  <manifest:file-entry manifest:media-type="text/xml" manifest:full-path="Basic/Standard/ListSpace.xml"/>
  <manifest:file-entry manifest:media-type="text/xml" manifest:full-path="Basic/Standard/Footnote.xml"/>
  <manifest:file-entry manifest:media-type="text/xml" manifest:full-path="Basic/Standard/script-lb.xml"/>
  <manifest:file-entry manifest:media-type="text/xml" manifest:full-path="Basic/Standard/Noformat.xml"/>
  <manifest:file-entry manifest:media-type="text/xml" manifest:full-path="Basic/Standard/FormatObject.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Nazli3" svg:font-family="Nazli"/>
    <style:font-face style:name="Nazli2" svg:font-family="Nazli" style:font-adornments="Regular"/>
    <style:font-face style:name="Tahoma1" svg:font-family="Tahoma"/>
    <style:font-face style:name="Courier" svg:font-family="Courier" style:font-family-generic="modern"/>
    <style:font-face style:name="Courier New" svg:font-family="'Courier New'" style:font-family-generic="modern" style:font-pitch="fixed"/>
    <style:font-face style:name="Nazli" svg:font-family="Nazli" style:font-adornments="Bold" style:font-pitch="variable"/>
    <style:font-face style:name="Nazli1" svg:font-family="Nazli" style:font-adornments="Regular"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عنوان" style:master-page-name="First_20_Page">
      <style:paragraph-properties fo:line-height="150%"/>
      <style:text-properties style:language-complex="fa" style:country-complex="IR"/>
    </style:style>
    <style:style style:name="P2" style:family="paragraph" style:parent-style-name="نویسنده">
      <style:paragraph-properties fo:line-height="100%"/>
      <style:text-properties style:language-complex="fa" style:country-complex="IR"/>
    </style:style>
    <style:style style:name="P3" style:family="paragraph" style:parent-style-name="اطلاعات_20_نویسنده">
      <style:paragraph-properties fo:line-height="100%"/>
      <style:text-properties style:language-complex="fa" style:country-complex="IR"/>
    </style:style>
    <style:style style:name="P4" style:family="paragraph" style:parent-style-name="ایمیل">
      <style:paragraph-properties fo:line-height="100%"/>
      <style:text-properties style:language-complex="fa" style:country-complex="IR"/>
    </style:style>
    <style:style style:name="P5" style:family="paragraph" style:parent-style-name="تیتر_20_1">
      <style:paragraph-properties fo:line-height="150%" fo:text-align="justify" style:justify-single-word="false"/>
    </style:style>
    <style:style style:name="P6" style:family="paragraph" style:parent-style-name="پاراگراف">
      <style:paragraph-properties fo:line-height="150%" fo:text-align="justify" style:justify-single-word="false"/>
      <style:text-properties style:language-complex="fa" style:country-complex="IR"/>
    </style:style>
    <style:style style:name="P7" style:family="paragraph" style:parent-style-name="پاراگراف">
      <style:paragraph-properties fo:line-height="150%" fo:text-align="justify" style:justify-single-word="false"/>
    </style:style>
    <style:style style:name="P8" style:family="paragraph" style:parent-style-name="پاراگراف">
      <style:paragraph-properties fo:line-height="150%" fo:text-align="justify" style:justify-single-word="false"/>
      <style:text-properties fo:font-weight="normal" style:font-weight-asian="normal" style:language-complex="fa" style:country-complex="IR" style:font-weight-complex="normal"/>
    </style:style>
    <style:style style:name="P9" style:family="paragraph" style:parent-style-name="پاراگراف">
      <style:paragraph-properties fo:margin-left="0in" fo:margin-right="0in" fo:line-height="150%" fo:text-align="justify" style:justify-single-word="false" fo:text-indent="0in" style:auto-text-indent="false"/>
      <style:text-properties fo:font-weight="normal" style:font-weight-asian="normal" style:language-complex="fa" style:country-complex="IR" style:font-weight-complex="normal"/>
    </style:style>
    <style:style style:name="P10" style:family="paragraph" style:parent-style-name="پاراگراف" style:list-style-name="L1">
      <style:paragraph-properties fo:line-height="150%" fo:text-align="justify" style:justify-single-word="false"/>
      <style:text-properties fo:font-weight="normal" style:font-weight-asian="normal" style:language-complex="fa" style:country-complex="IR" style:font-weight-complex="normal"/>
    </style:style>
    <style:style style:name="P11" style:family="paragraph" style:parent-style-name="پاراگراف">
      <style:paragraph-properties fo:margin-left="0in" fo:margin-right="0in" fo:line-height="150%" fo:text-align="justify" style:justify-single-word="false" fo:text-indent="0in" style:auto-text-indent="false"/>
    </style:style>
    <style:style style:name="P12" style:family="paragraph" style:parent-style-name="پاراگراف">
      <style:paragraph-properties fo:margin-left="0in" fo:margin-right="0in" fo:line-height="150%" fo:text-align="justify" style:justify-single-word="false" fo:text-indent="0in" style:auto-text-indent="false"/>
      <style:text-properties style:language-complex="fa" style:country-complex="IR"/>
    </style:style>
    <style:style style:name="T1" style:family="text">
      <style:text-properties style:font-name="Times" style:font-name-asian="Times New Roman" style:font-name-complex="Nazli2"/>
    </style:style>
    <style:style style:name="T2" style:family="text">
      <style:text-properties style:font-name="Times" style:font-name-asian="Times New Roman" style:font-name-complex="Nazli3"/>
    </style:style>
    <style:style style:name="T3" style:family="text">
      <style:text-properties style:language-complex="fa" style:country-complex="IR"/>
    </style:style>
    <style:style style:name="T4" style:family="text">
      <style:text-properties style:font-name="Times" style:font-name-asian="Times New Roman" style:font-name-complex="Nazli2" style:language-complex="fa" style:country-complex="IR"/>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weight="normal" style:font-weight-asian="normal" style:language-complex="fa" style:country-complex="IR" style:font-weight-complex="normal"/>
    </style:style>
    <style:style style:name="T10" style:family="text">
      <style:text-properties fo:font-style="italic" fo:font-weight="normal" style:font-style-asian="italic" style:font-weight-asian="normal" style:language-complex="fa" style:country-complex="IR" style:font-style-complex="italic"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راهنمای نصب و راه اندازی دستگاه Cisco IP Phone 7905</text:p>
      <text:p text:style-name="P2">بهراد زاری</text:p>
      <text:p text:style-name="P3">ویرایش اول، <text:span text:style-name="T1">۹</text:span> آذر <text:span text:style-name="T1">۱۳۸۵</text:span></text:p>
      <text:p text:style-name="P3">شرکت کامپیوتر و <text:s/>ارتباطات پیشرفته بسامد</text:p>
      <text:p text:style-name="P4"><text:a xlink:type="simple" xlink:href="mailto:behradz@gmail.com">behrad@basamadco.com</text:a></text:p>
      <text:p text:style-name="P5"><text:span text:style-name="T2">۱ </text:span><text:span text:style-name="T3">مقدمه</text:span></text:p>
      <text:p text:style-name="P6">دستگاه تلفن Cisco IP Phone <text:s/>مدل 7905 برای کار داخل سیستم، نیاز به نسخه جدیدی از نرم افزار خود دارد که می بایست آنرا قبل از راه اندازی دستگاه تلفن به روز رسانی (Upgrade) کرد. برای این منظور باید یک سرور TFTP در دامنه محلی شبکه موجود باشد (که ترجیحاً در سرور DNS نیز تعریف شده باشد). برای upgrade کردن دستگاه به فایل CP7905080001SIP060412A_basamad.zip احتیاج خواهید داشت (فایل مورد نظر را در مسیری که تمایل دارید unzip کنید). مراحل کار چنین است:</text:p>
      <text:p text:style-name="P7"><text:span text:style-name="T2"><text:tab/>۱</text:span><text:span text:style-name="T3">. ابتدا فایل های زیر را روی سرور TFTP قرار دهید:</text:span></text:p>
      <text:p text:style-name="P7"><text:tab/><text:tab/><text:span text:style-name="T1">۱</text:span><text:span text:style-name="T3">.</text:span><text:span text:style-name="T4">۱ فابل </text:span><text:span text:style-name="T4">CP7905080001SIP060412A</text:span><text:span text:style-name="T4">.zup را که داخل فایل زیپ بالا موجود است روی TFTP سرور کپی کنید.</text:span></text:p>
      <text:p text:style-name="P6"><text:tab/><text:tab/><text:span text:style-name="T1">۱</text:span>.<text:span text:style-name="T1">۲</text:span> <text:span text:style-name="T5">فابل ld</text:span><text:span text:style-name="T6">MAC</text:span><text:span text:style-name="T5"> (که </text:span><text:span text:style-name="T6">MAC</text:span><text:span text:style-name="T5"> در واقع MAC ادرس دستگاه تلفن می باشد) فایل پیکر بندی دستگاه تلفن بوده که باید در قالب binary باشد. این فایل بسته به پیکر بندی شبکه باید ایجاد شود. <text:s/>برای ایجاد این فایل:</text:span></text:p>
      <text:p text:style-name="P8"><text:tab/><text:tab/><text:span text:style-name="T1">۱</text:span>.<text:span text:style-name="T1">۳</text:span> ابتدا فایل متنیlddefault_SIP_7905.txt را (که داخل فایل زیپ موجود است) ویرایش <text:tab/>کنید. به این ترتیب فایل مذکور را با یک برنامه ویرایشگر متنی باز کنید.</text:p>
      <text:p text:style-name="P9"><text:tab/><text:tab/><text:span text:style-name="T1">۱</text:span>.<text:span text:style-name="T1">۴</text:span> مقدار YOUR_TFTP_SERVER_IP را با آدرس IP سرور TFTP عوض کنید. نام کاربری اوپراتور دستگاه را وارد کرده و سپس <text:tab/>فایل را save کرده و ببندید. </text:p>
      <text:p text:style-name="P9"><text:tab/><text:tab/><text:span text:style-name="T1">۱</text:span>.<text:span text:style-name="T1">۵</text:span> حال با دستور"cfgfmt -tsip_ptag.dat lddefault_SIP_7905.txt ld<text:span text:style-name="T7">MAC</text:span>"</text:p>
      <text:list text:style-name="L1">
        <text:list-header>
          <text:p text:style-name="P10"><text:s/>(از طریق command prompt سیستم) فایل ld<text:span text:style-name="T7">MAC</text:span> را بسازید. (<text:span text:style-name="T7">MAC </text:span><text:span text:style-name="T8">همان آدرس MAC دستگاه تلفن است)</text:span></text:p>
        </text:list-header>
      </text:list>
      <text:p text:style-name="P7"><text:tab/><text:tab/><text:span text:style-name="T1">۱</text:span><text:span text:style-name="T3">.</text:span><text:span text:style-name="T4">۶</text:span><text:span text:style-name="T3"> فایل </text:span><text:span text:style-name="T9">ld</text:span><text:span text:style-name="T10">MAC</text:span><text:span text:style-name="T3"> حاصل را روی TFTP سرور کپی کنید.</text:span></text:p>
      <text:p text:style-name="P7"><text:span text:style-name="T4"><text:tab/>۲</text:span><text:span text:style-name="T3">. در این مرحله مکانیزم استفاده از TFTP در دستگاه تلفن باید فعال شود. برای این منظور از طریق <text:tab/>منوی روی LCD دستگاه:</text:span></text:p>
      <text:p text:style-name="P7"><text:tab/><text:tab/><text:tab/><text:span text:style-name="T4">۲</text:span><text:span text:style-name="T3">.</text:span><text:span text:style-name="T4">۱</text:span><text:span text:style-name="T3"> دکمه</text:span> MENU را بزنید.</text:p>
      <text:p text:style-name="P11"><text:tab/><text:tab/><text:tab/><text:span text:style-name="T1">۲</text:span><text:span text:style-name="T3">.</text:span><text:span text:style-name="T4">۲</text:span><text:span text:style-name="T3"> منوی Setting و بعد Network Configuration را انتخاب کنید.</text:span></text:p>
      <text:p text:style-name="P12"><text:tab/><text:tab/><text:tab/><text:span text:style-name="T1">۲</text:span>.<text:span text:style-name="T1">۳ کلید های #** را بزنید تا قفل منو باز شود. (در صورتی که از شما کلمه رمزی <text:tab/><text:tab/>خواسته شد آنرا وارد کنید.)</text:span></text:p>
      <text:p text:style-name="P12"><text:tab/><text:tab/><text:tab/><text:span text:style-name="T1">۲</text:span>.<text:span text:style-name="T1">۴</text:span> منوی Alternate TFTP <text:s/>را انتخاب کنید و دکمه Yes را بزنید.</text:p>
      <text:p text:style-name="P12"><text:tab/><text:tab/><text:tab/><text:span text:style-name="T1">۲</text:span>.<text:span text:style-name="T1">۵</text:span> گزینه TFTP Server 1 را انتخاب کنید و دکمه Edit را بزنید.</text:p>
      <text:p text:style-name="P12"><text:tab/><text:tab/><text:tab/><text:span text:style-name="T1">۲</text:span>.<text:span text:style-name="T1">۶</text:span> آدرس IP سرور TFTP در شبکه را وارد کنید و دکمه ".Validat" را بزنید.</text:p>
      <text:p text:style-name="P12"><text:tab/><text:tab/><text:tab/><text:span text:style-name="T1">۲</text:span>.<text:span text:style-name="T1">۷</text:span> دکمه save را بزنید تا تغییرات اعمال شوند. با دکمه MENU می توانید از منو <text:tab/><text:tab/>خارج شوید.</text:p>
      <text:p text:style-name="P6"><text:span text:style-name="T1"><text:tab/>۳</text:span>. بعد از انجام مراحل بالا دستگاه باید بصورت خودکار reboot شود و تغییرات لازم انجام شوند. اما در <text:tab/>صورتی که دستگاه reboot نشد می توانید با کشیدن و وصل مجدد کابل برق آنرا دستی Reboot کنید.</text:p>
      <text:p text:style-name="P6"><text:span text:style-name="T1"><text:tab/>۴</text:span>. برای مطمئن شدن از موفقیت نصب، با زدن کلید MENU به منوی دستگاه وارد شوید و بعد به ترتیب <text:tab/>به منو های Settings &gt; Status &gt; Firmware بروید. گزینه Application Load ID باید مقداری شبیه <text:tab/>نام فایل <text:tab/>گفته شده در بالا (با پسوند sbin) داشته باش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azli3" svg:font-family="Nazli"/>
    <style:font-face style:name="Nazli2" svg:font-family="Nazli" style:font-adornments="Regular"/>
    <style:font-face style:name="Tahoma1" svg:font-family="Tahoma"/>
    <style:font-face style:name="Courier" svg:font-family="Courier" style:font-family-generic="modern"/>
    <style:font-face style:name="Courier New" svg:font-family="'Courier New'" style:font-family-generic="modern" style:font-pitch="fixed"/>
    <style:font-face style:name="Nazli" svg:font-family="Nazli" style:font-adornments="Bold" style:font-pitch="variable"/>
    <style:font-face style:name="Nazli1" svg:font-family="Nazli" style:font-adornments="Regular"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575in" style:auto-text-indent="false" style:text-autospace="none" style:punctuation-wrap="simple" style:vertical-align="baseline" style:writing-mode="lr-tb"/>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margin-left="0in" fo:margin-right="0in" fo:margin-top="0in" fo:margin-bottom="1.111in" fo:line-height="0.222in" fo:keep-together="always" fo:hyphenation-ladder-count="no-limit" fo:text-indent="0in" style:auto-text-indent="false" fo:break-before="page" fo:keep-with-next="always">
        <style:tab-stops>
          <style:tab-stop style:position="0.1972in"/>
        </style:tab-stops>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class="text">
      <style:paragraph-properties fo:margin-left="0in" fo:margin-right="0in" fo:margin-top="0.361in" fo:margin-bottom="0.1945in" fo:line-height="0.1945in" fo:keep-together="always" fo:hyphenation-ladder-count="no-limit" fo:text-indent="0in" style:auto-text-indent="false" fo:keep-with-next="always">
        <style:tab-stops>
          <style:tab-stop style:position="0.3154in"/>
        </style:tab-stops>
      </style:paragraph-properties>
      <style:text-properties fo:font-weight="bold" style:font-weight-asian="bold" style:font-weight-complex="bold" fo:hyphenate="false" fo:hyphenation-remain-char-count="2" fo:hyphenation-push-char-count="2"/>
    </style:style>
    <style:style style:name="Heading_20_3" style:display-name="Heading 3" style:family="paragraph" style:parent-style-name="Standard" style:next-style-name="Standard" style:class="text">
      <style:paragraph-properties fo:margin-left="0in" fo:margin-right="0in" fo:margin-top="0.3055in" fo:margin-bottom="0.1528in" fo:line-height="0.1665in" fo:keep-together="always" fo:hyphenation-ladder-count="no-limit" fo:text-indent="0in" style:auto-text-indent="false" fo:keep-with-next="always">
        <style:tab-stops>
          <style:tab-stop style:position="0.3543in"/>
        </style:tab-stops>
      </style:paragraph-properties>
      <style:text-properties fo:font-weight="bold" style:font-weight-asian="bold" style:font-weight-complex="bold" fo:hyphenate="false" fo:hyphenation-remain-char-count="2" fo:hyphenation-push-char-count="2"/>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2pt" fo:font-weight="bold" style:font-size-asian="12pt" style:font-weight-asian="bold" style:font-name-complex="Arial" style:font-size-complex="12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style="italic" style:font-size-asian="11pt" style:font-style-asian="italic" style:font-name-complex="Times New Roman" style:font-size-complex="11pt" style:font-style-complex="italic"/>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Arial" style:font-name-complex="Arial"/>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Arial" fo:font-style="italic" style:font-style-asian="italic" style:font-name-complex="Arial"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font-name-complex="Arial" style:font-size-complex="9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2.4008in" style:type="center"/>
          <style:tab-stop style:position="4.802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weight="bold" style:font-weight-asian="bold" style:font-weight-complex="bold"/>
    </style:style>
    <style:style style:name="Footnote" style:family="paragraph" style:parent-style-name="Standard" style:class="extra">
      <style:paragraph-properties fo:margin-left="0.1181in" fo:margin-right="0in" fo:text-indent="-0.1181in" style:auto-text-indent="false">
        <style:tab-stops>
          <style:tab-stop style:position="0in"/>
        </style:tab-stops>
      </style:paragraph-properties>
      <style:text-properties fo:font-size="9pt" style:font-size-asian="9pt" style:font-size-complex="9pt"/>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عنوان" style:family="paragraph" style:parent-style-name="Standard" style:next-style-name="نویسنده" style:master-page-name="">
      <style:paragraph-properties fo:margin-top="0in" fo:margin-bottom="0.3193in" fo:line-height="0.2417in" fo:text-align="center" style:justify-single-word="false" fo:keep-together="always" fo:hyphenation-ladder-count="no-limit" fo:break-before="page" fo:background-color="transparent" style:shadow="none" fo:keep-with-next="always" style:writing-mode="rl-tb">
        <style:tab-stops>
          <style:tab-stop style:position="0.1972in"/>
        </style:tab-stops>
        <style:background-image/>
      </style:paragraph-properties>
      <style:text-properties fo:font-size="16pt" fo:font-weight="bold" style:font-size-asian="14pt" style:font-weight-asian="bold" style:font-name-complex="Nazli" style:font-size-complex="18pt" style:font-weight-complex="bold" fo:hyphenate="false" fo:hyphenation-remain-char-count="2" fo:hyphenation-push-char-count="2"/>
    </style:style>
    <style:style style:name="نویسنده" style:family="paragraph" style:parent-style-name="Standard" style:next-style-name="اطلاعات_20_نویسنده" style:master-page-name="">
      <style:paragraph-properties fo:margin-top="0in" fo:margin-bottom="0.1528in" fo:text-align="center" style:justify-single-word="false" style:writing-mode="rl-tb"/>
      <style:text-properties fo:font-size="12pt" style:font-name-complex="Nazli1" style:font-size-complex="13pt"/>
    </style:style>
    <style:style style:name="اطلاعات_20_نویسنده" style:display-name="اطلاعات نویسنده" style:family="paragraph" style:parent-style-name="Standard" style:next-style-name="ایمیل" style:master-page-name="">
      <style:paragraph-properties fo:text-align="center" style:justify-single-word="false" style:writing-mode="rl-tb">
        <style:tab-stops/>
      </style:paragraph-properties>
      <style:text-properties fo:font-size="11pt" style:font-size-asian="9pt" style:font-name-complex="Nazli1" style:font-size-complex="12pt"/>
    </style:style>
    <style:style style:name="ایمیل" style:family="paragraph" style:parent-style-name="Standard" style:next-style-name="چکیده" style:master-page-name="">
      <style:paragraph-properties fo:text-align="center" style:justify-single-word="false" style:writing-mode="rl-tb"/>
      <style:text-properties fo:font-size="11pt" style:font-size-asian="9pt" style:font-name-complex="Nazli1" style:font-size-complex="12pt"/>
    </style:style>
    <style:style style:name="تیتر_20_1" style:display-name="تیتر 1" style:family="paragraph" style:parent-style-name="Standard" style:next-style-name="پاراگراف" style:master-page-name="">
      <style:paragraph-properties fo:margin-left="0in" fo:margin-right="0in" fo:margin-top="0.361in" fo:margin-bottom="0.1945in" fo:text-align="end" style:justify-single-word="false" fo:keep-together="always" fo:hyphenation-ladder-count="no-limit" fo:text-indent="0in" style:auto-text-indent="false" fo:keep-with-next="always" style:writing-mode="rl-tb">
        <style:tab-stops>
          <style:tab-stop style:position="0.3154in"/>
        </style:tab-stops>
      </style:paragraph-properties>
      <style:text-properties fo:font-size="14pt" fo:font-weight="bold" style:font-size-asian="12pt" style:font-weight-asian="bold" style:font-name-complex="Nazli" style:font-size-complex="15pt" style:font-weight-complex="bold" fo:hyphenate="false" fo:hyphenation-remain-char-count="2" fo:hyphenation-push-char-count="2"/>
    </style:style>
    <style:style style:name="تیتر_20_2" style:display-name="تیتر 2" style:family="paragraph" style:parent-style-name="Standard" style:next-style-name="پاراگراف">
      <style:paragraph-properties fo:margin-left="0in" fo:margin-right="0in" fo:margin-top="0.3055in" fo:margin-bottom="0.1528in" fo:keep-together="always" fo:hyphenation-ladder-count="no-limit" fo:text-indent="0in" style:auto-text-indent="false" fo:keep-with-next="always" style:writing-mode="rl-tb">
        <style:tab-stops>
          <style:tab-stop style:position="0.3543in"/>
        </style:tab-stops>
      </style:paragraph-properties>
      <style:text-properties fo:font-weight="bold" style:font-weight-asian="bold" style:font-name-complex="Nazli" style:font-size-complex="11pt" style:font-weight-complex="bold" fo:hyphenate="false" fo:hyphenation-remain-char-count="2" fo:hyphenation-push-char-count="2"/>
    </style:style>
    <style:style style:name="تیتر_20_3" style:display-name="تیتر 3" style:family="paragraph" style:parent-style-name="Standard" style:next-style-name="پاراگراف" style:master-page-name="">
      <style:paragraph-properties fo:margin-left="0in" fo:margin-right="0in" fo:margin-top="0.222in" fo:margin-bottom="0in" fo:keep-together="always" fo:hyphenation-ladder-count="no-limit" fo:text-indent="0in" style:auto-text-indent="false" fo:keep-with-next="always" style:writing-mode="rl-tb">
        <style:tab-stops>
          <style:tab-stop style:position="0.1972in"/>
        </style:tab-stops>
      </style:paragraph-properties>
      <style:text-properties fo:font-weight="bold" style:font-weight-asian="bold" style:font-name-complex="Nazli" style:font-size-complex="11pt" style:font-weight-complex="bold" fo:hyphenate="false" fo:hyphenation-remain-char-count="2" fo:hyphenation-push-char-count="2"/>
    </style:style>
    <style:style style:name="equation" style:family="paragraph" style:parent-style-name="Standard" style:next-style-name="Standard" style:master-page-name="">
      <style:paragraph-properties fo:margin-left="0.1575in" fo:margin-right="0in" fo:margin-top="0.0835in" fo:margin-bottom="0.0835in" fo:text-align="center" style:justify-single-word="false" fo:text-indent="0.1575in" style:auto-text-indent="false">
        <style:tab-stops>
          <style:tab-stop style:position="4.1736in"/>
        </style:tab-stops>
      </style:paragraph-properties>
      <style:text-properties style:font-name-complex="Nazli1" style:font-size-complex="11pt"/>
    </style:style>
    <style:style style:name="figlegend" style:family="paragraph" style:parent-style-name="Standard" style:next-style-name="Standard">
      <style:paragraph-properties fo:margin-left="0in" fo:margin-right="0in" fo:margin-top="0.0835in" fo:margin-bottom="0.1665in" fo:keep-together="always" fo:text-indent="0in" style:auto-text-indent="false" fo:keep-with-next="always"/>
      <style:text-properties fo:font-size="9pt" style:font-size-asian="9pt" style:font-size-complex="9pt"/>
    </style:style>
    <style:style style:name="tablelegend" style:family="paragraph" style:parent-style-name="Standard" style:next-style-name="Standard">
      <style:paragraph-properties fo:margin-left="0in" fo:margin-right="0in" fo:margin-top="0.1665in" fo:margin-bottom="0.0835in" fo:keep-together="always" fo:text-indent="0in" style:auto-text-indent="false" fo:keep-with-next="always"/>
      <style:text-properties fo:font-size="9pt" fo:language="de" fo:country="DE" style:font-size-asian="9pt" style:font-size-complex="9pt"/>
    </style:style>
    <style:style style:name="پاراگراف" style:family="paragraph" style:parent-style-name="Standard" style:next-style-name="تیتر_20_1" style:master-page-name="">
      <style:paragraph-properties fo:margin-left="0in" fo:margin-right="0in" fo:text-align="end" style:justify-single-word="false" fo:text-indent="0.2in" style:auto-text-indent="false" style:writing-mode="rl-tb"/>
      <style:text-properties fo:font-size="12pt" style:font-name-complex="Nazli1" style:font-size-complex="13pt"/>
    </style:style>
    <style:style style:name="چکیده" style:family="paragraph" style:parent-style-name="پاراگراف" style:next-style-name="تیتر_20_1" style:master-page-name="">
      <style:paragraph-properties fo:margin-left="0.3937in" fo:margin-right="0.3937in" fo:margin-top="0.4165in" fo:margin-bottom="0.0835in" fo:text-align="end" style:justify-single-word="false" fo:text-indent="0in" style:auto-text-indent="false" style:writing-mode="rl-tb"/>
      <style:text-properties fo:font-size="9pt" style:font-size-asian="9pt" style:font-name-complex="Nazli1" style:font-size-complex="10pt"/>
    </style:style>
    <style:style style:name="مراجع" style:family="paragraph" style:parent-style-name="Standard" style:master-page-name="">
      <style:paragraph-properties fo:margin-left="0.1575in" fo:margin-right="0in" fo:text-align="start" style:justify-single-word="false" fo:text-indent="-0.1575in" style:auto-text-indent="false"/>
      <style:text-properties fo:font-size="9pt" style:font-size-asian="9pt" style:font-name-complex="Nazli1" style:font-size-complex="10pt"/>
    </style:style>
    <style:style style:name="Running_20_head_20_-_20_left" style:display-name="Running head - left" style:family="paragraph" style:parent-style-name="Standard">
      <style:paragraph-properties fo:margin-left="0in" fo:margin-right="0in" fo:margin-top="0in" fo:margin-bottom="0.1665in" fo:line-height="0.1665in" fo:text-align="start" style:justify-single-word="false" fo:text-indent="0in" style:auto-text-indent="false">
        <style:tab-stops>
          <style:tab-stop style:position="0.472in"/>
          <style:tab-stop style:position="4.3311in" style:type="right"/>
          <style:tab-stop style:position="4.8035in" style:type="right"/>
        </style:tab-stops>
      </style:paragraph-properties>
      <style:text-properties fo:font-size="9pt" style:font-size-asian="9pt" style:font-size-complex="9pt"/>
    </style:style>
    <style:style style:name="Running_20_head_20_-_20_right" style:display-name="Running head - right" style:family="paragraph" style:parent-style-name="Running_20_head_20_-_20_left">
      <style:paragraph-properties fo:text-align="end" style:justify-single-word="false"/>
    </style:style>
    <style:style style:name="موردی" style:family="paragraph" style:parent-style-name="Standard" style:list-style-name="WW8StyleNum" style:master-page-name="">
      <style:paragraph-properties fo:margin-left="0.4402in" fo:margin-right="0in" fo:margin-top="0.1598in" fo:margin-bottom="0in" fo:text-indent="-0.1598in" style:auto-text-indent="false" style:writing-mode="rl-tb">
        <style:tab-stops>
          <style:tab-stop style:position="0.1575in"/>
        </style:tab-stops>
      </style:paragraph-properties>
      <style:text-properties fo:font-size="12pt" style:font-name-complex="Nazli1" style:font-size-complex="13pt"/>
    </style:style>
    <style:style style:name="Bullet_20_Item" style:display-name="Bullet Item" style:family="paragraph" style:parent-style-name="موردی" style:list-style-name="WW8StyleNum1"/>
    <style:style style:name="Numbered_20_Item" style:display-name="Numbered Item" style:family="paragraph" style:parent-style-name="موردی" style:list-style-name="WW8StyleNum2"/>
    <style:style style:name="کد_20_برنامه" style:display-name="کد برنامه" style:family="paragraph" style:parent-style-name="Standard">
      <style:paragraph-properties fo:margin-left="0.1575in" fo:margin-right="0in" fo:margin-top="0.0835in" fo:margin-bottom="0.0835in" fo:text-align="start" style:justify-single-word="false" fo:text-indent="0in" style:auto-text-indent="false">
        <style:tab-stops>
          <style:tab-stop style:position="0.7874in"/>
          <style:tab-stop style:position="0.9055in"/>
          <style:tab-stop style:position="1.0236in"/>
          <style:tab-stop style:position="1.1417in"/>
          <style:tab-stop style:position="1.2598in"/>
          <style:tab-stop style:position="1.378in"/>
          <style:tab-stop style:position="1.4957in"/>
          <style:tab-stop style:position="1.6146in"/>
        </style:tab-stops>
      </style:paragraph-properties>
      <style:text-properties style:font-name="Courier" fo:font-size="11pt" style:font-size-complex="11pt"/>
    </style:style>
    <style:style style:name="Fußnotentext.Footnote" style:family="paragraph" style:parent-style-name="Standard">
      <style:paragraph-properties fo:margin-left="0.1181in" fo:margin-right="0in" fo:text-indent="-0.1181in" style:auto-text-indent="false">
        <style:tab-stops>
          <style:tab-stop style:position="0in"/>
        </style:tab-stops>
      </style:paragraph-properties>
      <style:text-properties fo:font-size="9pt" style:font-size-asian="9pt" style:font-size-complex="9pt"/>
    </style:style>
    <style:style style:name="تیتر_20_4" style:display-name="تیتر 4" style:family="paragraph" style:parent-style-name="Standard" style:next-style-name="پاراگراف">
      <style:paragraph-properties fo:margin-left="0in" fo:margin-right="0in" fo:margin-top="0.222in" fo:margin-bottom="0in" fo:text-indent="0in" style:auto-text-indent="false"/>
      <style:text-properties fo:font-style="italic" style:font-style-asian="italic" style:font-style-complex="italic"/>
    </style:style>
    <style:style style:name="تیتر" style:family="paragraph" style:parent-style-name="Header" style:master-page-name="">
      <style:paragraph-properties fo:text-align="end" style:justify-single-word="false" style:writing-mode="rl-tb"/>
      <style:text-properties fo:font-size="12pt" style:font-name-complex="Nazli1" style:font-size-complex="13pt"/>
    </style:style>
    <style:style style:name="Footnote_20_Symbol" style:display-name="Footnote Symbol" style:family="text" style:parent-style-name="Default_20_Paragraph_20_Font">
      <style:text-properties style:text-position="0% 100%" fo:font-size="6pt" style:font-size-asian="6pt" style:font-size-complex="6pt"/>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3" style:family="text">
      <style:text-properties style:font-name="Tms Rmn"/>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start-value="0"/>
      <text:outline-level-style text:level="2" style:num-format="" text:start-value="0"/>
      <text:outline-level-style text:level="3" style:num-format="" text:start-value="0"/>
      <text:outline-level-style text:level="4" text:style-name="WW8Num1z3" style:num-format="1" text:start-value="0"/>
      <text:outline-level-style text:level="5" text:style-name="WW8Num1z3" style:num-format="1" text:start-value="0"/>
      <text:outline-level-style text:level="6" text:style-name="WW8Num1z3" style:num-format="1" text:start-value="0"/>
      <text:outline-level-style text:level="7" text:style-name="WW8Num1z3" style:num-format="1" text:start-value="0"/>
      <text:outline-level-style text:level="8" text:style-name="WW8Num1z3" style:num-format="1" text:start-value="0"/>
      <text:outline-level-style text:level="9" text:style-name="WW8Num1z3" style:num-format="1" text:start-value="0"/>
      <text:outline-level-style text:level="10" style:num-format="">
        <style:list-level-properties text:min-label-distance="0.15in"/>
      </text:outline-level-style>
    </text:outline-style>
    <text:list-style style:name="WW8Num1">
      <text:list-level-style-number text:level="1" style:num-format="" text:start-value="0"/>
      <text:list-level-style-number text:level="2" style:num-format="" text:start-value="0"/>
      <text:list-level-style-number text:level="3" style:num-format="" text:start-value="0"/>
      <text:list-level-style-number text:level="4" text:style-name="WW8Num1z3" style:num-format="1" text:start-value="0"/>
      <text:list-level-style-number text:level="5" text:style-name="WW8Num1z3" style:num-format="1" text:start-value="0"/>
      <text:list-level-style-number text:level="6" text:style-name="WW8Num1z3" style:num-format="1" text:start-value="0"/>
      <text:list-level-style-number text:level="7" text:style-name="WW8Num1z3" style:num-format="1" text:start-value="0"/>
      <text:list-level-style-number text:level="8" text:style-name="WW8Num1z3" style:num-format="1" text:start-value="0"/>
      <text:list-level-style-number text:level="9" text:style-name="WW8Num1z3" style:num-format="1" text:start-value="0"/>
      <text:list-level-style-number text:level="10" style:num-suffix="." style:num-format="1">
        <style:list-level-properties text:space-before="2.5in" text:min-label-width="0.25in"/>
      </text:list-level-style-number>
    </text:list-style>
    <text:list-style style:name="WW8StyleNum">
      <text:list-level-style-bullet text:level="1" text:style-name="Bullet_20_Symbols" text:bullet-char="✔">
        <style:list-level-properties text:space-before="0.5in" text:min-label-width="0.1575in"/>
        <style:text-properties style:font-name="StarSymbol"/>
      </text:list-level-style-bullet>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WW8StyleNum1">
      <text:list-level-style-bullet text:level="1" text:bullet-char="●">
        <style:list-level-properties text:min-label-width="0.1575in"/>
        <style:text-properties fo:font-family="Symbol" style:font-family-generic="roman"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2">
      <text:list-level-style-number text:level="1" style:num-suffix="." style:num-format="1">
        <style:list-level-properties text:min-label-width="0.157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تیتر">
      <style:paragraph-properties fo:margin-left="0in" fo:margin-right="0in" fo:text-indent="0in" style:auto-text-indent="false"/>
      <style:text-properties style:language-complex="fa" style:country-complex="IR"/>
    </style:style>
    <style:style style:name="T1" style:family="text" style:parent-style-name="Page_20_Number">
      <style:text-properties fo:language="en" fo:country="US" fo:font-weight="bold" style:language-asian="en" style:country-asian="US" style:font-weight-asian="bold"/>
    </style:style>
    <style:page-layout style:name="pm1" style:page-usage="mirrored">
      <style:page-layout-properties fo:page-width="8.2701in" fo:page-height="11.6902in" style:num-format="1" style:print-orientation="portrait" fo:margin-top="1in" fo:margin-bottom="1.3in" fo:margin-left="1in" fo:margin-right="1in" style:writing-mode="lr-tb" style:layout-grid-color="#c0c0c0" style:layout-grid-lines="31"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3547in" style:dynamic-spacing="true"/>
      </style:header-style>
      <style:footer-style/>
    </style:page-layout>
    <style:page-layout style:name="pm2" style:page-usage="mirrored">
      <style:page-layout-properties fo:page-width="8.2701in" fo:page-height="11.6902in" style:num-format="1" style:print-orientation="portrait" fo:margin-top="1in" fo:margin-bottom="1.3in" fo:margin-left="1in" fo:margin-right="1in" style:shadow="none" fo:background-color="transparent" style:writing-mode="lr-tb" style:layout-grid-color="#c0c0c0" style:layout-grid-lines="30"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header>
        <text:p text:style-name="Running_20_head_20_-_20_right"><text:span text:style-name="Page_20_Number"/></text:p>
      </style:header>
      <style:header-left>
        <text:p text:style-name="Running_20_head_20_-_20_left"><text:span text:style-name="T1"/></text:p>
      </style:header-left>
    </style:master-page>
    <style:master-page style:name="First_20_Page" style:display-name="First Page" style:page-layout-name="pm2" style:next-style-name="Standard">
      <style:header>
        <text:p text:style-name="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description>Copyright Springer-Verlag Heidelberg Berlin 2002</dc:description>
    <meta:initial-creator>Behrad Zari</meta:initial-creator>
    <meta:creation-date>2006-11-29T10:41:55</meta:creation-date>
    <dc:creator>Behrad Zari</dc:creator>
    <dc:date>2006-12-02T12:46:41</dc:date>
    <dc:language>en-US</dc:language>
    <meta:editing-cycles>345</meta:editing-cycles>
    <meta:editing-duration>P1DT3H0M5S</meta:editing-duration>
    <meta:user-defined meta:name="Info 1"/>
    <meta:user-defined meta:name="Info 2"/>
    <meta:user-defined meta:name="Info 3"/>
    <meta:user-defined meta:name="Info 4"/>
    <meta:document-statistic meta:table-count="0" meta:image-count="0" meta:object-count="0" meta:page-count="2" meta:paragraph-count="25" meta:word-count="486" meta:character-count="2457"/>
  </office:meta>
</office:document-meta>
</file>

<file path=Basic/Standard/Abstract.xml><?xml version="1.0" encoding="utf-8"?>
<!DOCTYPE module  PUBLIC '-//OpenOffice.org//DTD OfficeDocument 1.0//EN'  'module.dtd'>
<script:module xmlns:script="http://openoffice.org/2000/script" script:name="Abstract" script:language="StarBasic">Rem Attribute VBA_ModuleType=VBAModule
Option VBASupport 1
Sub Abstract
Rem 
Rem Public Sub MAIN()
Rem WordBasic.WW7_EditAutoText Name:="Abstract", Context:=1, InsertAs:=0, Insert:=1
Rem WordBasic.CharLeft 1
Rem End Sub
Rem 
End Sub</script:module>
</file>

<file path=Basic/Standard/ActivateFormats.xml><?xml version="1.0" encoding="utf-8"?>
<!DOCTYPE module  PUBLIC '-//OpenOffice.org//DTD OfficeDocument 1.0//EN'  'module.dtd'>
<script:module xmlns:script="http://openoffice.org/2000/script" script:name="ActivateFormats" script:language="StarBasic">Rem Attribute VBA_ModuleType=VBAModule
Option VBASupport 1
Sub ActivateFormats
Rem 
Rem Public Sub MAIN()
Rem Dim a$
Rem Dim return_
Rem Dim b$
Rem On Error GoTo -1: On Error GoTo bye
Rem a$ = WordBasic.[DefaultDir$](15)
Rem return_ = WordBasic.MsgBox("Your template is saved in " + a$, 4)
Rem 
Rem If return_ = -1 Then
Rem WordBasic.FormatStyleGallery Template:=a$ + "\sv-lncs.dot"
Rem Else
Rem b$ = WordBasic.[InputBox$]("Please enter correct path: ", "Template directory", a$)
Rem WordBasic.FormatStyleGallery Template:=b$ + "\sv-lncs.dot"
Rem End If
Rem bye:
Rem End Sub
Rem 
End Sub</script:module>
</file>

<file path=Basic/Standard/AutoNew.xml><?xml version="1.0" encoding="utf-8"?>
<!DOCTYPE module  PUBLIC '-//OpenOffice.org//DTD OfficeDocument 1.0//EN'  'module.dtd'>
<script:module xmlns:script="http://openoffice.org/2000/script" script:name="AutoNew" script:language="StarBasic">Rem Attribute VBA_ModuleType=VBAModule
Option VBASupport 1
Sub AutoNew
Rem 
Rem Public Sub MAIN()
Rem WordBasic.ViewToolbars Toolbar:="TitlePage", Show:=1
Rem WordBasic.ViewToolbars Toolbar:="TextTools", Show:=1
Rem WordBasic.ViewToolbars Toolbar:="ListsCaptions", Show:=1
Rem End Sub
Rem 
End Sub</script:module>
</file>

<file path=Basic/Standard/AutoOpen.xml><?xml version="1.0" encoding="utf-8"?>
<!DOCTYPE module  PUBLIC '-//OpenOffice.org//DTD OfficeDocument 1.0//EN'  'module.dtd'>
<script:module xmlns:script="http://openoffice.org/2000/script" script:name="AutoOpen" script:language="StarBasic">Rem Attribute VBA_ModuleType=VBAModule
Option VBASupport 1
Sub AutoOpen
Rem 
Rem Public Sub MAIN()
Rem WordBasic.ViewToolbars Toolbar:="TitlePage", Show:=1
Rem WordBasic.ViewToolbars Toolbar:="TextTools", Show:=1
Rem WordBasic.ViewToolbars Toolbar:="ListsCaptions", Show:=1
Rem End Sub
Rem 
End Sub</script:module>
</file>

<file path=Basic/Standard/ChangeMargins.xml><?xml version="1.0" encoding="utf-8"?>
<!DOCTYPE module  PUBLIC '-//OpenOffice.org//DTD OfficeDocument 1.0//EN'  'module.dtd'>
<script:module xmlns:script="http://openoffice.org/2000/script" script:name="ChangeMargins" script:language="StarBasic">Rem Attribute VBA_ModuleType=VBAModule
Option VBASupport 1
Sub ChangeMargins
Rem 
Rem Public Sub MAIN()
Rem WordBasic.FilePageSetup Tab:="0", PaperSize:="9", TopMargin:="5,2 cm", BottomMargin:="5,2 cm", LeftMargin:="4,4 cm", RightMargin:="4,4 cm", Gutter:="0 cm", PageWidth:="21 cm", PageHeight:="29,7 cm", Orientation:=0, FirstPage:=0, OtherPages:=0, VertAlign:=0, ApplyPropsTo:=4, FacingPages:=1, HeaderDistance:="4,2 cm", FooterDistance:="1,25 cm", SectionStart:=4, OddAndEvenPages:=1, DifferentFirstPage:=1, Endnotes:=1, LineNum:=0, StartingNum:="", FromText:="", CountBy:="0", NumMode:=-1
Rem WordBasic.ViewPage
Rem WordBasic.ToolsOptionsView TextBoundaries:=1, ShowAll:=1
Rem WordBasic.WW7_ToolsOptionsAutoFormat ReplaceQuotes:=1
Rem WordBasic.ToolsHyphenation AutoHyphenation:=1, HyphenateCaps:=0, HyphenationZone:="0,25 cm", LimitConsecutiveHyphens:="3"
Rem End Sub
Rem 
End Sub</script:module>
</file>

<file path=Basic/Standard/Equation.xml><?xml version="1.0" encoding="utf-8"?>
<!DOCTYPE module  PUBLIC '-//OpenOffice.org//DTD OfficeDocument 1.0//EN'  'module.dtd'>
<script:module xmlns:script="http://openoffice.org/2000/script" script:name="Equation" script:language="StarBasic">Rem Attribute VBA_ModuleType=VBAModule
Option VBASupport 1
Sub Equation
Rem 
Rem Public Sub MAIN()
Rem WordBasic.WW7_EditAutoText Name:="Equation", Context:=1, InsertAs:=0, Insert:=1
Rem WordBasic.CharLeft 1
Rem WordBasic.WordLeft 2
Rem WordBasic.EndOfDocument 1
Rem WordBasic.UpdateFields
Rem WordBasic.CharLeft 1
Rem WordBasic.WordRight 2
Rem End Sub
Rem 
End Sub</script:module>
</file>

<file path=Basic/Standard/FigureLegend.xml><?xml version="1.0" encoding="utf-8"?>
<!DOCTYPE module  PUBLIC '-//OpenOffice.org//DTD OfficeDocument 1.0//EN'  'module.dtd'>
<script:module xmlns:script="http://openoffice.org/2000/script" script:name="FigureLegend" script:language="StarBasic">Rem Attribute VBA_ModuleType=VBAModule
Option VBASupport 1
Sub FigureLegend
Rem 
Rem Public Sub MAIN()
Rem WordBasic.WW7_EditAutoText Name:="Figurelegend", Context:=1, InsertAs:=0, Insert:=1
Rem WordBasic.CharLeft 1
Rem WordBasic.WordLeft 2
Rem WordBasic.EndOfDocument 1
Rem WordBasic.UpdateFields
Rem WordBasic.CharLeft 1
Rem WordBasic.WordRight 2
Rem End Sub
Rem 
End Sub</script:module>
</file>

<file path=Basic/Standard/Footnote.xml><?xml version="1.0" encoding="utf-8"?>
<!DOCTYPE module  PUBLIC '-//OpenOffice.org//DTD OfficeDocument 1.0//EN'  'module.dtd'>
<script:module xmlns:script="http://openoffice.org/2000/script" script:name="Footnote" script:language="StarBasic">Rem Attribute VBA_ModuleType=VBAModule
Option VBASupport 1
Sub Footnote
Rem 
Rem Public Sub MAIN()
Rem WordBasic.InsertFootnote Reference:="", NoteType:=0
Rem WordBasic.Style "Fuكnotentext"
Rem End Sub
Rem 
End Sub</script:module>
</file>

<file path=Basic/Standard/FormatObject.xml><?xml version="1.0" encoding="utf-8"?>
<!DOCTYPE module  PUBLIC '-//OpenOffice.org//DTD OfficeDocument 1.0//EN'  'module.dtd'>
<script:module xmlns:script="http://openoffice.org/2000/script" script:name="FormatObject" script:language="StarBasic">Rem Attribute VBA_ModuleType=VBAModule
Option VBASupport 1
Sub FormatObject
Rem 
Rem Public Sub MAIN()
Rem WordBasic.FormatParagraph Before:="11 pt", After:="11 pt", Alignment:=1
Rem End Sub
Rem 
End Sub</script:module>
</file>

<file path=Basic/Standard/ListSpace.xml><?xml version="1.0" encoding="utf-8"?>
<!DOCTYPE module  PUBLIC '-//OpenOffice.org//DTD OfficeDocument 1.0//EN'  'module.dtd'>
<script:module xmlns:script="http://openoffice.org/2000/script" script:name="ListSpace" script:language="StarBasic">Rem Attribute VBA_ModuleType=VBAModule
Option VBASupport 1
Sub ListSpace
Rem 
Rem Public Sub MAIN()
Rem WordBasic.FormatParagraph Before:="6 pt"
Rem End Sub
Rem 
End Sub</script:module>
</file>

<file path=Basic/Standard/ListsAndCaptions.xml><?xml version="1.0" encoding="utf-8"?>
<!DOCTYPE module  PUBLIC '-//OpenOffice.org//DTD OfficeDocument 1.0//EN'  'module.dtd'>
<script:module xmlns:script="http://openoffice.org/2000/script" script:name="ListsAndCaptions" script:language="StarBasic">Rem Attribute VBA_ModuleType=VBAModule
Option VBASupport 1
Sub ListsAndCaptions
Rem 
Rem Public Sub MAIN()
Rem If WordBasic.ToolbarState("ListsCaptions") Then WordBasic.ViewToolbars Toolbar:="ListsCaptions", Hide:=1 Else WordBasic.ViewToolbars Toolbar:="ListsCaptions", Show:=1
Rem 
Rem End Sub
Rem 
End Sub</script:module>
</file>

<file path=Basic/Standard/Noformat.xml><?xml version="1.0" encoding="utf-8"?>
<!DOCTYPE module  PUBLIC '-//OpenOffice.org//DTD OfficeDocument 1.0//EN'  'module.dtd'>
<script:module xmlns:script="http://openoffice.org/2000/script" script:name="Noformat" script:language="StarBasic">Rem Attribute VBA_ModuleType=VBAModule
Option VBASupport 1
Sub Noformat
Rem 
Rem Public Sub MAIN()
Rem WordBasic.Insert " "
Rem WordBasic.FormatFont Points:="10", Underline:=0, Color:=0, StrikeThrough:=0, Superscript:=0, Subscript:=0, Hidden:=0, SmallCaps:=0, AllCaps:=0, Spacing:="0 pt", Position:="0 pt", Kerning:=0, KerningMin:="", Tab:="0", Font:="Times", Bold:=0, Italic:=0, Outline:=0, Shadow:=0
Rem End Sub
Rem 
End Sub</script:module>
</file>

<file path=Basic/Standard/RunHeads.xml><?xml version="1.0" encoding="utf-8"?>
<!DOCTYPE module  PUBLIC '-//OpenOffice.org//DTD OfficeDocument 1.0//EN'  'module.dtd'>
<script:module xmlns:script="http://openoffice.org/2000/script" script:name="RunHeads" script:language="StarBasic">Rem Attribute VBA_ModuleType=VBAModule
Option VBASupport 1
Sub RunHeads
Rem 
Rem Public Sub MAIN()
Rem WordBasic.ViewHeader
Rem WordBasic.ShowNextHeaderFooter
Rem WordBasic.WW7_EditAutoText Name:="RunningHeadLeft", Context:=0, InsertAs:=0, Insert:=1
Rem WordBasic.EditClear -1
Rem WordBasic.ShowNextHeaderFooter
Rem WordBasic.WW7_EditAutoText Name:="RunningHeadRight", Context:=0, InsertAs:=0, Insert:=1
Rem WordBasic.EditClear -1
Rem WordBasic.CloseViewHeaderFooter
Rem End Sub
Rem 
End Sub</script:module>
</file>

<file path=Basic/Standard/TableLegend.xml><?xml version="1.0" encoding="utf-8"?>
<!DOCTYPE module  PUBLIC '-//OpenOffice.org//DTD OfficeDocument 1.0//EN'  'module.dtd'>
<script:module xmlns:script="http://openoffice.org/2000/script" script:name="TableLegend" script:language="StarBasic">Rem Attribute VBA_ModuleType=VBAModule
Option VBASupport 1
Sub TableLegend
Rem 
Rem Public Sub MAIN()
Rem WordBasic.WW7_EditAutoText Name:="Tablelegend", Context:=1, InsertAs:=0, Insert:=1
Rem WordBasic.CharLeft 1
Rem WordBasic.WordLeft 2
Rem WordBasic.EndOfDocument 1
Rem WordBasic.UpdateFields
Rem WordBasic.CharLeft 1
Rem WordBasic.WordRight 2
Rem End Sub
Rem 
End Sub</script:module>
</file>

<file path=Basic/Standard/TextTools.xml><?xml version="1.0" encoding="utf-8"?>
<!DOCTYPE module  PUBLIC '-//OpenOffice.org//DTD OfficeDocument 1.0//EN'  'module.dtd'>
<script:module xmlns:script="http://openoffice.org/2000/script" script:name="TextTools" script:language="StarBasic">Rem Attribute VBA_ModuleType=VBAModule
Option VBASupport 1
Sub TextTools
Rem 
Rem Public Sub MAIN()
Rem If WordBasic.ToolbarState("TextTools") Then WordBasic.ViewToolbars Toolbar:="TextTools", Hide:=1 Else WordBasic.ViewToolbars Toolbar:="TextTools", Show:=1
Rem End Sub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Option VBASupport 1
Sub ThisDocument
Rem 
End Sub</script:module>
</file>

<file path=Basic/Standard/TitlePage.xml><?xml version="1.0" encoding="utf-8"?>
<!DOCTYPE module  PUBLIC '-//OpenOffice.org//DTD OfficeDocument 1.0//EN'  'module.dtd'>
<script:module xmlns:script="http://openoffice.org/2000/script" script:name="TitlePage" script:language="StarBasic">Rem Attribute VBA_ModuleType=VBAModule
Option VBASupport 1
Sub TitlePage
Rem 
Rem Public Sub MAIN()
Rem 
Rem If WordBasic.ToolbarState("TitlePage") Then WordBasic.ViewToolbars Toolbar:="TitlePage", Hide:=1 Else WordBasic.ViewToolbars Toolbar:="TitlePage", Show:=1
Rem 
Rem End Sub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ListsAndCaptions"/>
  <library:element library:name="ActivateFormats"/>
  <library:element library:name="ChangeMargins"/>
  <library:element library:name="FormatObject"/>
  <library:element library:name="FigureLegend"/>
  <library:element library:name="TableLegend"/>
  <library:element library:name="TitlePage"/>
  <library:element library:name="TextTools"/>
  <library:element library:name="ListSpace"/>
  <library:element library:name="RunHeads"/>
  <library:element library:name="Noformat"/>
  <library:element library:name="Footnote"/>
  <library:element library:name="Equation"/>
  <library:element library:name="AutoOpen"/>
  <library:element library:name="Abstract"/>
  <library:element library:name="AutoNew"/>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